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0.629cm"/>
    </style:style>
    <style:style style:name="co4" style:family="table-column">
      <style:table-column-properties fo:break-before="auto" style:column-width="11.255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9.403cm"/>
    </style:style>
    <style:style style:name="co9" style:family="table-column">
      <style:table-column-properties fo:break-before="auto" style:column-width="5.5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3">
          <table:table-cell table:style-name="ce1"/>
          <table:table-cell table:style-name="ce1" office:value-type="string">
            <text:p>Товары</text:p>
          </table:table-cell>
          <table:table-cell table:style-name="ce1" office:value-type="string">
            <text:p>Поставщики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Сайт</text:p>
          </table:table-cell>
          <table:table-cell table:style-name="ce1" office:value-type="string">
            <text:p>Телефон</text:p>
          </table:table-cell>
          <table:table-cell table:style-name="ce1" office:value-type="string">
            <text:p>Эл. почта</text:p>
          </table:table-cell>
          <table:table-cell table:style-name="ce1" table:number-columns-repeated="1017"/>
        </table:table-row>
        <table:table-row table:style-name="ro3">
          <table:table-cell/>
          <table:table-cell office:value-type="string">
            <text:p>Ремни зубчатые 316XL 6,35 мм кольцо</text:p>
          </table:table-cell>
          <table:table-cell office:value-type="string">
            <text:p>ЗИП-Балтика</text:p>
          </table:table-cell>
          <table:table-cell office:value-type="string">
            <text:p>Аникина, 6 (по Ватутина)</text:p>
          </table:table-cell>
          <table:table-cell office:value-type="string">
            <text:p>e-zip.ru</text:p>
          </table:table-cell>
          <table:table-cell office:value-type="string">
            <text:p>(383) 325-34-12, (383) 325-34-13</text:p>
          </table:table-cell>
          <table:table-cell office:value-type="string">
            <text:p>info@e-zip.ru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Ремни зубчатые XL полиуретан армир металл</text:p>
          </table:table-cell>
          <table:table-cell office:value-type="string">
            <text:p>МегаБелт</text:p>
          </table:table-cell>
          <table:table-cell office:value-type="string">
            <text:p>Гоголя, 32а (М. Покрышкина)</text:p>
          </table:table-cell>
          <table:table-cell office:value-type="string">
            <text:p>megabelt.ru</text:p>
          </table:table-cell>
          <table:table-cell office:value-type="string">
            <text:p>+7 (383) 224-62-12, +7 (383) 224-06-01</text:p>
          </table:table-cell>
          <table:table-cell office:value-type="string">
            <text:p>info@megabelt.ru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Абелт</text:p>
          </table:table-cell>
          <table:table-cell office:value-type="string">
            <text:p>Бетонная, 14 (по Ватутина)</text:p>
          </table:table-cell>
          <table:table-cell office:value-type="string">
            <text:p>abeltprom.ru</text:p>
          </table:table-cell>
          <table:table-cell office:value-type="string">
            <text:p>(383) 375-19-08</text:p>
          </table:table-cell>
          <table:table-cell office:value-type="string">
            <text:p>89231150435@rambler.ru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Оргстекло</text:p>
          </table:table-cell>
          <table:table-cell office:value-type="string">
            <text:p>ТД Пластик-Н</text:p>
          </table:table-cell>
          <table:table-cell office:value-type="string">
            <text:p>Троллейная, 87 к4 (недалеко от Мазак-лазер)</text:p>
          </table:table-cell>
          <table:table-cell office:value-type="string">
            <text:p>-</text:p>
          </table:table-cell>
          <table:table-cell office:value-type="string">
            <text:p>(383) 291-12-58, (383) 240-96-97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Дзержинское оргстекло</text:p>
          </table:table-cell>
          <table:table-cell office:value-type="string">
            <text:p>Комбинатский пер, 1 к1</text:p>
          </table:table-cell>
          <table:table-cell office:value-type="string">
            <text:p>dos-neva.com</text:p>
          </table:table-cell>
          <table:table-cell office:value-type="string">
            <text:p>(383) 287-98-49, (383) 310-92-70</text:p>
          </table:table-cell>
          <table:table-cell office:value-type="string">
            <text:p>siberia@dos-neva.com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Лазерная резка, гибка металла</text:p>
          </table:table-cell>
          <table:table-cell office:value-type="string">
            <text:p>Элсиб-Лазер</text:p>
          </table:table-cell>
          <table:table-cell office:value-type="string">
            <text:p>Софийская, 16 (ОбьГЭС)</text:p>
          </table:table-cell>
          <table:table-cell office:value-type="string">
            <text:p>elsib-laser.ru</text:p>
          </table:table-cell>
          <table:table-cell office:value-type="string">
            <text:p>306-25-08, 306-25-11</text:p>
          </table:table-cell>
          <table:table-cell office:value-type="string">
            <text:p>3062508@ngs.ru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СибЛазер (+сварка, окраска)</text:p>
          </table:table-cell>
          <table:table-cell office:value-type="string">
            <text:p>г. Бердск, ул. Химзаводская 11/21</text:p>
          </table:table-cell>
          <table:table-cell office:value-type="string">
            <text:p>siblaser.ru</text:p>
          </table:table-cell>
          <table:table-cell office:value-type="string">
            <text:p>(383) 212-52-90, (383) 212-55-98, Бердск: (38341) 299-24</text:p>
          </table:table-cell>
          <table:table-cell office:value-type="string">
            <text:p>siblaser@bk.ru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Мазак Лазер (+сварка, окраска, гравировка, токарка, фрезеровка)</text:p>
          </table:table-cell>
          <table:table-cell office:value-type="string">
            <text:p>Петухова, 67</text:p>
          </table:table-cell>
          <table:table-cell office:value-type="string">
            <text:p>m-lazer.ru</text:p>
          </table:table-cell>
          <table:table-cell office:value-type="string">
            <text:p>306-25-08, 306-25-11</text:p>
          </table:table-cell>
          <table:table-cell office:value-type="string">
            <text:p>mazak-laser@mail.ru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Фрезеровка, токарные работы, простая гибка</text:p>
          </table:table-cell>
          <table:table-cell office:value-type="string">
            <text:p>БиосСет</text:p>
          </table:table-cell>
          <table:table-cell office:value-type="string">
            <text:p>Инженерная, 28 (Академ)</text:p>
          </table:table-cell>
          <table:table-cell office:value-type="string">
            <text:p>biosset.com</text:p>
          </table:table-cell>
          <table:table-cell office:value-type="string">
            <text:p>(383) 363-93-81, 363-52-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Электронные компоненты (разъемы, провода, резисторы и пр),</text:p>
          </table:table-cell>
          <table:table-cell office:value-type="string">
            <text:p>Радиотовары</text:p>
          </table:table-cell>
          <table:table-cell office:value-type="string">
            <text:p>Иванова, 17 (Академ)</text:p>
          </table:table-cell>
          <table:table-cell office:value-type="string">
            <text:p>novoelectronica.ru</text:p>
          </table:table-cell>
          <table:table-cell office:value-type="string">
            <text:p>+7 (383) 336-05-26</text:p>
          </table:table-cell>
          <table:table-cell office:value-type="string">
            <text:p>info@novoelectronica.ru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паяльные принадлежности</text:p>
          </table:table-cell>
          <table:table-cell office:value-type="string">
            <text:p>Электронщик</text:p>
          </table:table-cell>
          <table:table-cell office:value-type="string">
            <text:p>Горский микрорайон, 61</text:p>
          </table:table-cell>
          <table:table-cell office:value-type="string">
            <text:p>elcotel.ru</text:p>
          </table:table-cell>
          <table:table-cell office:value-type="string">
            <text:p>359-93-16 (розница), 351-65-05 (опт)</text:p>
          </table:table-cell>
          <table:table-cell office:value-type="string">
            <text:p>info@elcotel.ru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Электронщик</text:p>
          </table:table-cell>
          <table:table-cell office:value-type="string">
            <text:p>Нарымская, 11 (недалеко от Девиктера)</text:p>
          </table:table-cell>
          <table:table-cell office:value-type="string">
            <text:p>elcotel.ru</text:p>
          </table:table-cell>
          <table:table-cell office:value-type="string">
            <text:p>351-56-99, 209-26-75</text:p>
          </table:table-cell>
          <table:table-cell office:value-type="string">
            <text:p>info@elcotel.ru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MD-компоненты</text:p>
          </table:table-cell>
          <table:table-cell office:value-type="string">
            <text:p>ЧипДип</text:p>
          </table:table-cell>
          <table:table-cell office:value-type="string">
            <text:p>Все магазины в Москве</text:p>
          </table:table-cell>
          <table:table-cell office:value-type="string">
            <text:p>chipdip.ru</text:p>
          </table:table-cell>
          <table:table-cell office:value-type="string">
            <text:p>8 (495) 544-00-08</text:p>
          </table:table-cell>
          <table:table-cell office:value-type="string">
            <text:p>sales@chipdip.ru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Элитан</text:p>
          </table:table-cell>
          <table:table-cell office:value-type="string">
            <text:p>Интернет-магазин</text:p>
          </table:table-cell>
          <table:table-cell office:value-type="string">
            <text:p>elitan.ru</text:p>
          </table:table-cell>
          <table:table-cell table:number-columns-repeated="2" office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Компел</text:p>
          </table:table-cell>
          <table:table-cell office:value-type="string">
            <text:p>Интернет-магазин</text:p>
          </table:table-cell>
          <table:table-cell office:value-type="string">
            <text:p>compel.ru</text:p>
          </table:table-cell>
          <table:table-cell table:number-columns-repeated="2" office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Готовые модули Ардуино, Рампс, степстики и пр</text:p>
          </table:table-cell>
          <table:table-cell office:value-type="string">
            <text:p>Девиктер</text:p>
          </table:table-cell>
          <table:table-cell office:value-type="string">
            <text:p>Челюскинцев, 36/1 оф.303</text:p>
          </table:table-cell>
          <table:table-cell office:value-type="string">
            <text:p>devicter.ru</text:p>
          </table:table-cell>
          <table:table-cell office:value-type="string">
            <text:p>+7 (913) 986-95-65</text:p>
          </table:table-cell>
          <table:table-cell office:value-type="string">
            <text:p>форма обратной связи на сайте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Изготовление электронных плат, монтаж</text:p>
          </table:table-cell>
          <table:table-cell office:value-type="string">
            <text:p>Электроконнект</text:p>
          </table:table-cell>
          <table:table-cell office:value-type="string">
            <text:p>Инженерная, 4 (Академ)</text:p>
          </table:table-cell>
          <table:table-cell office:value-type="string">
            <text:p>pselectro.ru</text:p>
          </table:table-cell>
          <table:table-cell office:value-type="string">
            <text:p>(383) 336-10-01</text:p>
          </table:table-cell>
          <table:table-cell office:value-type="string">
            <text:p>order@pselectro.ru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Шаговые двигатели, муфты</text:p>
          </table:table-cell>
          <table:table-cell office:value-type="string">
            <text:p>Даркстон</text:p>
          </table:table-cell>
          <table:table-cell office:value-type="string">
            <text:p>Воронеж, ул. Дружинников, 13 оф 203</text:p>
          </table:table-cell>
          <table:table-cell office:value-type="string">
            <text:p>darxton.ru</text:p>
          </table:table-cell>
          <table:table-cell office:value-type="string">
            <text:p>+7 (473) 293-43-21</text:p>
          </table:table-cell>
          <table:table-cell office:value-type="string">
            <text:p>info@darxton.ru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Крепеж, шпильки</text:p>
          </table:table-cell>
          <table:table-cell office:value-type="string">
            <text:p>Крепеж</text:p>
          </table:table-cell>
          <table:table-cell office:value-type="string">
            <text:p>Иванова, 31 (Академ)</text:p>
          </table:table-cell>
          <table:table-cell office:value-type="string">
            <text:p>sibkrepezh.ru</text:p>
          </table:table-cell>
          <table:table-cell office:value-type="string">
            <text:p>(383) 306-35-36, (383) 363-57-25</text:p>
          </table:table-cell>
          <table:table-cell office:value-type="string">
            <text:p>sibsliv@yandex.ru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Фторопласт</text:p>
          </table:table-cell>
          <table:table-cell office:value-type="string">
            <text:p>Резинотехника</text:p>
          </table:table-cell>
          <table:table-cell office:value-type="string">
            <text:p>ул. Толмачевская, 43/1</text:p>
          </table:table-cell>
          <table:table-cell office:value-type="string">
            <text:p>rtigrupp.ru</text:p>
          </table:table-cell>
          <table:table-cell office:value-type="string">
            <text:p>(383) 363-27-01, (383) 363-27-02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Направляющие (калибровка 8 мм, 10, 12, латунь, бронза, алюминий)</text:p>
          </table:table-cell>
          <table:table-cell office:value-type="string">
            <text:p>Скат</text:p>
          </table:table-cell>
          <table:table-cell office:value-type="string">
            <text:p>Зеленая Горка, 1 (Нижняя Ельцовка)</text:p>
          </table:table-cell>
          <table:table-cell office:value-type="string">
            <text:p>npp-skat.com</text:p>
          </table:table-cell>
          <table:table-cell office:value-type="string">
            <text:p>(383) 33-59-600, 33-59-68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Подшипники</text:p>
          </table:table-cell>
          <table:table-cell office:value-type="string">
            <text:p>Пчелка</text:p>
          </table:table-cell>
          <table:table-cell office:value-type="string">
            <text:p>Пасечная, 4</text:p>
          </table:table-cell>
          <table:table-cell office:value-type="string">
            <text:p>academsnab.ru</text:p>
          </table:table-cell>
          <table:table-cell office:value-type="string">
            <text:p>(383) 336-40-05, 214-39-3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Профиль алюм, трубка алюм, СМЛ-лист</text:p>
          </table:table-cell>
          <table:table-cell office:value-type="string">
            <text:p>Леруа Мерлен, отдел стройматериалов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Стекло</text:p>
          </table:table-cell>
          <table:table-cell office:value-type="string">
            <text:p>Мебельная фурнитура (резка стекла)</text:p>
          </table:table-cell>
          <table:table-cell office:value-type="string">
            <text:p>Иванова, 31 (Академ)</text:p>
          </table:table-cell>
          <table:table-cell table:number-columns-repeated="1020"/>
        </table:table-row>
      </table:table>
      <table:table table:name="Лист2" table:style-name="ta1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Answer </meta:initial-creator>
    <meta:creation-date>2013-04-06T02:02:15</meta:creation-date>
    <dc:date>2013-09-06T14:28:58</dc:date>
    <dc:creator>AndrewAnswer </dc:creator>
    <meta:editing-duration>PT7H16M44S</meta:editing-duration>
    <meta:editing-cycles>44</meta:editing-cycles>
    <meta:generator>LibreOffice/3.5$Linux_X86_64 LibreOffice_project/350m1$Build-2</meta:generator>
    <meta:document-statistic meta:table-count="3" meta:cell-count="136" meta:object-count="0"/>
  </office:meta>
</office:document-meta>
</file>